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literals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/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World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Kode og XML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 = “Scalakurs”</text:p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{ name }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Kode og XML 2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s = List(“Alf”, “Fredrik”)</text:p>
            <text:p text:style-name="P2"/>
            <text:p text:style-name="P2">&lt;ul&gt;{ for (name &lt;- names)</text:p>
            <text:p text:style-name="P2"><text:tab/>yield &lt;li&gt;{ name }&lt;/li&gt;</text:p>
            <text:p text:style-name="P2"><text:s/>}&lt;/u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XML (de)serialiser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val xml = xml.XML.loadFile(“filnavn.xml”)</text:p>
            <text:p/>
            <text:p>xml.XML.saveFull(“filnavn.xml”, xml, </text:p>
            <text:p><text:s/><text:tab/><text:tab/><text:tab/><text:tab/><text:tab/>“UTF-8”, true, null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rs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\ “ul”<text:tab/><text:tab/><text:tab/><text:tab/><text:tab/><text:tab/>// xml.NodeSeq</text:p>
            <text:p>xml \\ “li”</text:p>
            <text:p>xml \ “ul” \ “li”</text:p>
            <text:p>xml \\ “a” \ “@href”<text:tab/><text:tab/>// xml.NodeSeq.Empty</text:p>
            <text:p/>
            <text:p>&lt;p&gt;Hello&lt;/p&gt;.text<text:tab/><text:tab/>// java.lang.String (“Hello”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ttern match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match {</text:p>
            <text:p><text:s text:c="3"/>case &lt;ul&gt;{contents}&lt;/ul&gt; =&gt; “Unordered list”</text:p>
            <text:p><text:s text:c="3"/>case &lt;ol&gt;{contents}&lt;/ol&gt; =&gt; “Ordered list”</text:p>
            <text:p><text:s text:c="3"/>case _ =&gt; “Something else”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8M40S</meta:editing-duration>
    <meta:editing-cycles>10</meta:editing-cycles>
    <meta:generator>OpenOffice.org/3.1$Unix OpenOffice.org_project/310m19$Build-9420</meta:generator>
    <meta:initial-creator>Fredrik Vraalsen</meta:initial-creator>
    <dc:date>2009-10-30T11:36:41</dc:date>
    <dc:creator>Alf Kristian Støyle</dc:creator>
    <meta:document-statistic meta:object-count="49"/>
  </office:meta>
</office:document-meta>
</file>